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4">
      <style:text-properties fo:color="#1c1c1c"/>
    </style:style>
    <style:style style:name="P5" style:family="paragraph" style:parent-style-name="Standard" style:list-style-name="L4">
      <style:text-properties style:use-window-font-color="true"/>
    </style:style>
    <style:style style:name="P6" style:family="paragraph" style:parent-style-name="Standard" style:list-style-name="L4">
      <style:text-properties fo:color="#000000"/>
    </style:style>
    <style:style style:name="P7" style:family="paragraph" style:parent-style-name="Standard" style:list-style-name="L5"/>
    <style:style style:name="P8" style:family="paragraph" style:parent-style-name="Standard" style:list-style-name="L3" style:master-page-name="First_20_Page">
      <style:paragraph-properties style:page-number="auto"/>
    </style:style>
    <style:style style:name="T1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,</text:p>
      <text:p text:style-name="Standard">ich würde gerne zu meinen Gedanken zum Inhalt meiner BA noch einmal Feedback einholen, bevor ich „wirklich“ mit dem Schreiben beginne. <text:line-break/>In dem Kick-Off möchte ich dazu die Gliederung abnehmen lassen und Fragen klären, die bis dahin vor allem bei mir auftauchen. </text:p>
      <text:p text:style-name="Standard"><text:tab/></text:p>
      <text:p text:style-name="Standard"><text:tab/>Ziel: </text:p>
      <text:list xml:id="list3097159720353455899" text:style-name="L1">
        <text:list-item>
          <text:p text:style-name="P1">Abnahme der Gliederung</text:p>
        </text:list-item>
        <text:list-item>
          <text:p text:style-name="P1">Klärung offener Fragen</text:p>
        </text:list-item>
      </text:list>
      <text:p text:style-name="Standard"><text:line-break/><text:line-break/></text:p>
      <text:p text:style-name="Standard"><text:tab/>Offene Fragen:</text:p>
      <text:list xml:id="list1705034188152826553" text:style-name="L5">
        <text:list-item>
          <text:p text:style-name="P7">Die Integration von DSLs in andere Applikationen nehme ich nicht mit auf</text:p>
        </text:list-item>
      </text:list>
      <text:list xml:id="list2372677956483940363" text:style-name="L2">
        <text:list-item>
          <text:p text:style-name="P2">Gibt es andere Quellen zum MCF (für die Analyse des MCF) als den Vortrag von Dirk und das Wiki?</text:p>
        </text:list-item>
        <text:list-item>
          <text:p text:style-name="P2">Welche UIs sollen Prototypisch umgesetzt werden?</text:p>
        </text:list-item>
        <text:list-item>
          <text:p text:style-name="P2">Welche Quellen gibt es zu Anforderungen an UIs?</text:p>
        </text:list-item>
      </text:list>
      <text:p text:style-name="Standard"/>
      <text:list xml:id="list34709214" text:continue-numbering="true" text:style-name="L2">
        <text:list-header>
          <text:p text:style-name="P2"/>
        </text:list-header>
      </text:list>
      <text:list xml:id="list3807267555277607705" text:style-name="L3">
        <text:list-item>
          <text:p text:style-name="P8">Einleitung</text:p>
        </text:list-item>
      </text:list>
      <text:list xml:id="list4424920059595400537" text:style-name="L4">
        <text:list-item>
          <text:list>
            <text:list-item>
              <text:p text:style-name="P3">Motivation</text:p>
            </text:list-item>
            <text:list-item>
              <text:p text:style-name="P3">Vorgehen</text:p>
            </text:list-item>
          </text:list>
        </text:list-item>
        <text:list-item>
          <text:p text:style-name="P3">Hinführung zum Thema</text:p>
          <text:list>
            <text:list-item>
              <text:p text:style-name="P3">Allgemeine Anforderungen an Benutzeroberflächen von profil c/s</text:p>
            </text:list-item>
            <text:list-item>
              <text:p text:style-name="P3">Umsetzung der Benutzerschnittstellen für mehrere Plattformen in der deg (Ist-Zustand)</text:p>
            </text:list-item>
            <text:list-item>
              <text:p text:style-name="P3">Probleme des Multichannel-Frameworks</text:p>
            </text:list-item>
          </text:list>
        </text:list-item>
        <text:list-item>
          <text:p text:style-name="P3">Domänenspezifische Sprachen</text:p>
          <text:list>
            <text:list-item>
              <text:p text:style-name="P3">Bedeutung</text:p>
            </text:list-item>
            <text:list-item>
              <text:p text:style-name="P5">Anwendungsmöglichkeiten</text:p>
            </text:list-item>
            <text:list-item>
              <text:p text:style-name="P6">Model-Driven-Development</text:p>
            </text:list-item>
            <text:list-item>
              <text:p text:style-name="P3">Abgrenzung zu GPL</text:p>
            </text:list-item>
            <text:list-item>
              <text:p text:style-name="P3">Vor- und Nachteile von DSL gegenüber GPL</text:p>
            </text:list-item>
            <text:list-item>
              <text:p text:style-name="P3">Interne DSL</text:p>
              <text:list>
                <text:list-item>
                  <text:p text:style-name="P3">Implementierungstechniken</text:p>
                </text:list-item>
              </text:list>
            </text:list-item>
            <text:list-item>
              <text:p text:style-name="P3">Externe DSL</text:p>
              <text:list>
                <text:list-item>
                  <text:p text:style-name="P3">Implementierungstechniken</text:p>
                </text:list-item>
                <text:list-item>
                  <text:p text:style-name="P3">Parser</text:p>
                </text:list-item>
              </text:list>
            </text:list-item>
            <text:list-item>
              <text:p text:style-name="P6">Gegenüberstellung: Interne vs. Externe DSL</text:p>
            </text:list-item>
            <text:list-item>
              <text:p text:style-name="P6">Textuelle vs. Nicht-Textuelle DSL</text:p>
            </text:list-item>
          </text:list>
        </text:list-item>
        <text:list-item>
          <text:p text:style-name="P3">Vorstellung der konzeptionellen Lösung für die Entwicklung von GUIs in der deg mittels DSL</text:p>
          <text:list>
            <text:list-item>
              <text:p text:style-name="P3">Architektur</text:p>
            </text:list-item>
            <text:list-item>
              <text:p text:style-name="P3"><text:s/>Vorteile gegenüber dem Multichannel-Framework</text:p>
            </text:list-item>
          </text:list>
        </text:list-item>
        <text:list-item>
          <text:p text:style-name="P3">Notwendigkeit einer neuen DSL</text:p>
          <text:list>
            <text:list-item>
              <text:p text:style-name="P3">Beschreibung der Anforderungen an das GUI</text:p>
            </text:list-item>
            <text:list-item>
              <text:p text:style-name="P3">Kurzanalyse ausgewählter DSL zur Beschreibung von GUIs<text:span text:style-name="T1"> </text:span></text:p>
            </text:list-item>
          </text:list>
        </text:list-item>
        <text:list-item>
          <text:p text:style-name="P3">Evaluation des Frameworks zur Entwicklung der DSL</text:p>
          <text:list>
            <text:list-item>
              <text:p text:style-name="P3">Vorstellung ausgewählter Frameworks</text:p>
              <text:list>
                <text:list-item>
                  <text:p text:style-name="P3">PetitParser</text:p>
                </text:list-item>
                <text:list-item>
                  <text:p text:style-name="P3">Xtext </text:p>
                </text:list-item>
                <text:list-item>
                  <text:p text:style-name="P3">MPS </text:p>
                </text:list-item>
              </text:list>
            </text:list-item>
            <text:list-item>
              <text:p text:style-name="P3">Vergleich und Bewertung der vorgestellten Frameworks</text:p>
            </text:list-item>
          </text:list>
        </text:list-item>
        <text:list-item>
          <text:p text:style-name="P3">Grobkonzept der Sprache und eines Generators</text:p>
          <text:list>
            <text:list-item>
              <text:p text:style-name="P3">Notwendige Features der neuen DSL</text:p>
            </text:list-item>
            <text:list-item>
              <text:p text:style-name="P3">Notwendige Features eines Generators</text:p>
            </text:list-item>
          </text:list>
        </text:list-item>
        <text:list-item>
          <text:p text:style-name="P3">Entwicklung einer DSL zur Beschreibung der GUI in profil c/s</text:p>
          <text:list>
            <text:list-item>
              <text:p text:style-name="P3">Vorstellung elementarer Beispiele von GUIs aus profil c/s</text:p>
            </text:list-item>
            <text:list-item>
              <text:p text:style-name="P3">Analyse der Metadaten der GUI</text:p>
            </text:list-item>
            <text:list-item>
              <text:p text:style-name="P3">Syntax</text:p>
            </text:list-item>
            <text:list-item>
              <text:p text:style-name="P3">Semantik</text:p>
            </text:list-item>
          </text:list>
        </text:list-item>
        <text:list-item>
          <text:p text:style-name="P3">Entwicklung des Generators für das Generieren von Klassen für das Multichannel-Framework</text:p>
          <text:list>
            <text:list-item>
              <text:p text:style-name="P4">WAM-GUI-Architektur</text:p>
            </text:list-item>
            <text:list-item>
              <text:p text:style-name="P3">Syntax und Semantik für die Beschreibung der GUIs</text:p>
            </text:list-item>
            <text:list-item>
              <text:p text:style-name="P3">Umsetzung des frameworkspezifischen Generators</text:p>
            </text:list-item>
          </text:list>
        </text:list-item>
        <text:list-item>
          <text:p text:style-name="P3">Zusammenfassung und Ausblick<text:span text:style-name="T1"><text:line-break/> <text:line-break/>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5T11:35:24.61</meta:creation-date>
    <dc:date>2014-12-08T14:56:54.18</dc:date>
    <dc:creator>Niels Gundermann</dc:creator>
    <meta:editing-duration>PT6H25M58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2" meta:paragraph-count="57" meta:word-count="327" meta:character-count="2202"/>
  </office:meta>
</office:document-meta>
</file>